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0000"/>
    </style:style>
    <style:style style:name="P2" style:family="paragraph" style:parent-style-name="Standard">
      <style:text-properties fo:color="#0000ff"/>
    </style:style>
    <style:style style:name="T1" style:family="text">
      <style:text-properties fo:color="#ff0000"/>
    </style:style>
    <style:style style:name="T2" style:family="text">
      <style:text-properties fo:color="#0000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DEFINITION COMMERCE SOCIAL)</text:span></text:p>
      <text:p text:style-name="Standard"><text:span text:style-name="T1">Le commerce social ou commerce connecté (en anglais, social commerce) est un sous-ensemble du cybercommerce. Il implique les médias sociaux et d’autres médias digitaux qui soutiennent l’interaction sociale et les contributions des utilisateurs pour aider dans l’achat et la vente de produits et services en ligne. </text:span></text:p>
      <text:p text:style-name="P1">Ce terme a été initié par Yahoo en novembre 2005 pour décrire un ensemble d’outils d’achat collaboratifs en ligne, comme les listes de choix partagées, les avis des consommateurs et d'autres partages d’informations et de recommandations dont les contenus sont proposés par les utilisateurs.</text:p>
      <text:p text:style-name="P1"/>
      <text:p text:style-name="P2">(ACTES M-COMMERCE)</text:p>
      <text:p text:style-name="P2">Quelques actes de m-commerce</text:p>
      <text:p text:style-name="P2">Le m-commerce regroupe un ensemble d'actes très variés liés à l'achat et à la vente de biens ou de services. Parmi les principales actions effectuées, on trouve :</text:p>
      <text:p text:style-name="P2">l'achat de billets de train ou de places cinéma en ligne ;</text:p>
      <text:p text:style-name="P2">la réalisation d'opérations bancaires par le biais d'une banque mobile ;</text:p>
      <text:p text:style-name="P2">l'utilisation de cartes de fidélité regroupées dans une seule application ;</text:p>
      <text:p text:style-name="P2">l'utilisation de m-coupons (coupons mobiles) pour bénéficier de réductions ;</text:p>
      <text:p text:style-name="P2">la comparaison de prix entre les principales enseignes d'une ville par une application dédiée, etc.</text:p>
      <text:p text:style-name="P2">Simplement pour rappeler la différence entre les deux, le e-commerce (commerce électronique) est le terme utilisé pour décrire toutes les transactions effectuées sur Internet; le m-commerce (commerce mobile) quant à lui, est une sous catégorie du e-commerce, qui comprend tous les achats et les ventes effectués via smartphones ou tablettes, et inclut également les ventes de contenu mobiles (apps, in-app purchases, etc.).</text:p>
      <text:p text:style-name="Standard"/>
      <text:p text:style-name="Standard"/>
      <text:p text:style-name="P2"/>
      <text:p text:style-name="P2">(HISTORIQUE M-COMMERCE)</text:p>
      <text:p text:style-name="P2">Le M-commerce démarre en 2008 et prendra son envol en 2009 ! Depuis plusieurs années le m-commerce est présent, depuis 2008 il devient une réalité et un axe fort pour les marques qui sont présentes sur le front de l'e-commerce, le lancement de l'iPhone, du Nokia N95, des Blackberry, du G1 <text:s/>et beaucoup d'autres va permettre de prendre des parts de marché pour les marques qui vont saisir le mobile comme un relai évident et important du e-commerce, comme les marques en 98-99 qui ont franchi le pas vers le web et sont maintenant Leaders !</text:p>
      <text:p text:style-name="P2">1997. </text:p>
      <text:p text:style-name="P2"/>
      <text:p text:style-name="P2">(ANECDOTE M-COMMERCE)</text:p>
      <text:p text:style-name="P2">Le m-commerce vient du froid :</text:p>
      <text:p text:style-name="P2">Dix ans avant le premier iPhone, les Finlandais inventent le commerce mobile. En envoyant un SMS à... un distributeur de Coca-Cola connecté, les habitants d'Helsinki repartaient avec leur canette. Simple comme un texto... </text:p>
      <text:p text:style-name="P2"/>
      <text:p text:style-name="P2">(EVOLUTION M-COMMERCE)</text:p>
      <text:p text:style-name="P2">L’achat sur mobile et même sur la tablette se généralise en France. En 2011, plus d’un possesseur de téléphone mobile sur quatre a déjà réalisé un achat avec son téléphone6. La vente de terminaux mobiles (smartphones et tablettes) dépasse celle des ordinateurs depuis peu.</text:p>
      <text:p text:style-name="P2">Le commerce mobile commence à bouleverser le commerce électronique qui a lieu principalement depuis la maison ou le lieu de travail. Il va donc transformer les usages du commerce traditionnel, « l’achat en magasin », qui représente encore 90 à 95 % des ventes aux particuliers dans les pays où l’Internet est le plus développé7.</text:p>
      <text:p text:style-name="Standard"><text:span text:style-name="T2">Le m-commerce semble être entré dans les mœurs en 2012. Il faut dire que toutes les conditions ont été réunies pour faciliter sa croissance : l'essor des Smartphones et des tablettes, mais aussi et</text:span> <text:span text:style-name="T2">surtout la diversification des moyens de paiements à travers des solutions dédiées comme PayPal, </text:span><text:soft-page-break/><text:span text:style-name="T2">les SMS, …etc. Certaines entreprises ont su mettre à profit le m-commerce dans leur production, dans la distribution de leurs produits et services ou encore pour faire de la communication. McDonald utilise le m-commerce dans son circuit de vente, la commande est traitée via Smartphone puis et communiquée en scannant l’appareil a une borne. Cela permet aux clients d’éviter le temps d’attente à la caisse pour commander et ils peuvent prendre le temps de choisir leurs menus. <text:s/>Le service de la carte de fidélité et directement relié via leur Smartphone et dès le passage à la caisse le client peut donner son Smartphone à la place de sa carte fidélité, et le client sera reconnu. </text:span></text:p>
      <text:p text:style-name="P2">Les différents supports pour accéder à internet n'ont également cessé de s’améliorer passant de l’ordinateur de bureau à l’ordinateur portable puis à l’ordinateur de poche pour arriver sur la tablette PC et le téléphone portable. C’est surtout sur ce dernier que repose l’enjeu du m-commerce ou le commerce mobile. </text:p>
      <text:p text:style-name="P2">Si le m-commerce a commencé par l’achat et la vente des i-tunes, des sonneries et des logos5, actuellement il s’oriente vers l’achat et la vente de produits et de services.</text:p>
      <text:p text:style-name="P2">La forte diffusion des smartphones, dont disposent aujourd’hui deux Français sur trois, associée à de meilleurs performances du réseau engendre un contexte favorables à l’essor des pratiques digitales depuis un téléphone mobile.</text:p>
      <text:p text:style-name="P2">6.6 millions de français ayant déjà effectué un achat sur mobile (Fevad, Chiffres clés 2016 )</text:p>
      <text:p text:style-name="Standard"/>
      <text:p text:style-name="Standard"/>
      <text:p text:style-name="Standard"/>
      <text:p text:style-name="Standard"/>
      <text:p text:style-name="Standard"/>
      <text:p text:style-name="P1">(EVOLUTION COMMERCE SOCIAL)</text:p>
      <text:p text:style-name="P1">Aujourd’hui, le domaine du commerce social s’est élargi pour inclure un des outils et des contenus provenant des médias sociaux utilisables dans le cybercommerce, notamment dans l’industrie de la mode.</text:p>
      <text:p text:style-name="P1">Pour donner des exemples de commerce social, il y a les avis d’utilisateurs et des systèmes de notations, des recommandations, des outils de shopping social (ou le fait de partager ses achats en ligne),</text:p>
      <text:p text:style-name="P1">Des technologies comme la réalité augmentée ont également été utilisées dans un contexte de commerce social, en permettant aux consommateurs « d’essayer » certains articles puis de demander l’avis de leurs proches à travers les réseaux sociaux.</text:p>
      <text:p text:style-name="P1">Certains chercheurs ont tenté de distinguer le commerce social du shopping social1, en définissant le commerce social comme des réseaux collaboratifs de vendeurs en ligne, et le shopping social comme une collaboration entre consommateurs.</text:p>
      <text:p text:style-name="P1">En termes de statistiques, le chiffre d’affaires généré par le commerce social devrait atteindre plus de 30 milliards de dollars d’ici 2015.</text:p>
      <text:p text:style-name="P1">Trouver les bon prix : Aujourd’hui, il existe des centaines de magasins sur Facebook et Twitter, qui proposent des milliers de produits et services différents. Mais comment trouver le produit ou le service que l’on veut, ou le magasin qui propose le meilleur produit au prix le plus bas ? Le commerce social aide à répondre à ces problématiq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ehdi Benettayeb</meta:initial-creator>
    <meta:creation-date>2017-03-20T11:30:03.45</meta:creation-date>
    <meta:document-statistic meta:table-count="0" meta:image-count="0" meta:object-count="0" meta:page-count="2" meta:paragraph-count="33" meta:word-count="998" meta:character-count="6288"/>
    <dc:date>2017-03-20T11:44:28.50</dc:date>
    <dc:creator>Mehdi Benettayeb</dc:creator>
    <meta:editing-duration>PT14M25S</meta:editing-duration>
    <meta:editing-cycles>1</meta:editing-cycles>
    <meta:generator>OpenOffice/4.1.3$Win32 OpenOffice.org_project/413m1$Build-9783</meta:generator>
  </office:meta>
</office:document-meta>
</file>